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a2c"/>
    </style:style>
    <style:style style:name="P2" style:family="paragraph" style:parent-style-name="Standard">
      <style:paragraph-properties style:line-height-at-least="0.476cm"/>
      <style:text-properties fo:color="#000000" style:font-name="Droid Sans Mono" fo:font-size="9.75pt" fo:font-weight="normal" fo:background-color="#ffffff"/>
    </style:style>
    <style:style style:name="P3" style:family="paragraph" style:parent-style-name="Standard">
      <style:text-properties fo:color="#000000" style:font-name="Droid Sans Mono" fo:font-size="9.75pt" fo:font-weight="normal" officeooo:paragraph-rsid="00169a2c" fo:background-color="#ffffff"/>
    </style:style>
    <style:style style:name="P4" style:family="paragraph" style:parent-style-name="Standard">
      <style:paragraph-properties style:line-height-at-least="0.476cm"/>
    </style:style>
    <style:style style:name="P5" style:family="paragraph" style:parent-style-name="Standard">
      <style:paragraph-properties style:line-height-at-least="0.476cm"/>
      <style:text-properties fo:color="#008000" style:font-name="Droid Sans Mono" fo:font-size="9.75pt" fo:font-weight="normal" fo:background-color="#ffffff"/>
    </style:style>
    <style:style style:name="T1" style:family="text">
      <style:text-properties officeooo:rsid="00169a2c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size="9.75pt" fo:font-weight="normal" fo:background-color="#ffffff" loext:char-shading-value="0"/>
    </style:style>
    <style:style style:name="T4" style:family="text">
      <style:text-properties fo:color="#000000" style:font-name="Droid Sans Mono" fo:font-size="9.75pt" fo:font-weight="normal" fo:background-color="#ffffff" loext:char-shading-value="0"/>
    </style:style>
    <style:style style:name="T5" style:family="text">
      <style:text-properties fo:color="#795e26"/>
    </style:style>
    <style:style style:name="T6" style:family="text">
      <style:text-properties fo:color="#795e26" style:font-name="Droid Sans Mono" fo:font-size="9.75pt" fo:font-weight="normal" fo:background-color="#ffffff" loext:char-shading-value="0"/>
    </style:style>
    <style:style style:name="T7" style:family="text">
      <style:text-properties fo:color="#001080"/>
    </style:style>
    <style:style style:name="T8" style:family="text">
      <style:text-properties fo:color="#001080" style:font-name="Droid Sans Mono" fo:font-size="9.75pt" fo:font-weight="normal" fo:background-color="#ffffff" loext:char-shading-value="0"/>
    </style:style>
    <style:style style:name="T9" style:family="text">
      <style:text-properties fo:color="#af00db"/>
    </style:style>
    <style:style style:name="T10" style:family="text">
      <style:text-properties fo:color="#098658"/>
    </style:style>
    <style:style style:name="T11" style:family="text">
      <style:text-properties fo:color="#267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a xlink:type="simple" xlink:href="https://leetcode.com/problems/next-permutation/description/" text:style-name="Internet_20_link" text:visited-style-name="Visited_20_Internet_20_Link">https://leetcode.com/problems/next-permutation/description/</text:a></text:p>
      <text:p text:style-name="P1"/>
      <text:p text:style-name="P1"><text:span text:style-name="T1">​​​</text:span><text:span text:style-name="T3">var</text:span><text:span text:style-name="T4"> </text:span><text:span text:style-name="T6">nextPermutation</text:span><text:span text:style-name="T4"> = </text:span><text:span text:style-name="T3">function</text:span><text:span text:style-name="T4">(</text:span><text:span text:style-name="T8">nums</text:span><text:span text:style-name="T4">) {</text:span></text:p>
      <text:p text:style-name="P2"><text:span text:style-name="T2">const</text:span> n = <text:span text:style-name="T7">nums</text:span>.<text:span text:style-name="T7">length</text:span>;</text:p>
      <text:p text:style-name="P4"/>
      <text:p text:style-name="P2"><text:span text:style-name="T9">for</text:span>(<text:span text:style-name="T2">let</text:span> <text:span text:style-name="T7">i</text:span>=<text:span text:style-name="T7">n</text:span>-<text:span text:style-name="T10">2</text:span>; <text:span text:style-name="T7">i</text:span>&gt;=<text:span text:style-name="T10">0</text:span>; <text:span text:style-name="T7">i</text:span>--){</text:p>
      <text:p text:style-name="P2"><text:span text:style-name="T9">for</text:span>(<text:span text:style-name="T2">let</text:span> <text:span text:style-name="T7">j</text:span>=<text:span text:style-name="T7">n</text:span>-<text:span text:style-name="T10">1</text:span>; <text:span text:style-name="T7">j</text:span>&gt;<text:span text:style-name="T7">i</text:span>; <text:span text:style-name="T7">j</text:span>--){</text:p>
      <text:p text:style-name="P2"><text:span text:style-name="T9">if</text:span>(<text:span text:style-name="T7">nums</text:span>[<text:span text:style-name="T7">i</text:span>]&lt;<text:span text:style-name="T7">nums</text:span>[<text:span text:style-name="T7">j</text:span>]){</text:p>
      <text:p text:style-name="P2"><text:span text:style-name="T5">swap</text:span>(<text:span text:style-name="T7">i</text:span>, <text:span text:style-name="T7">j</text:span>);</text:p>
      <text:p text:style-name="P2"><text:span text:style-name="T5">reverse</text:span>(<text:span text:style-name="T7">i</text:span>+<text:span text:style-name="T10">1</text:span>);</text:p>
      <text:p text:style-name="P2"><text:span text:style-name="T9">return</text:span>;</text:p>
      <text:p text:style-name="P2">}</text:p>
      <text:p text:style-name="P2">}</text:p>
      <text:p text:style-name="P2">}</text:p>
      <text:p text:style-name="P4"/>
      <text:p text:style-name="P2"><text:span text:style-name="T5">reverse</text:span>(<text:span text:style-name="T10">0</text:span>);</text:p>
      <text:p text:style-name="P4"/>
      <text:p text:style-name="P2"><text:span text:style-name="T2">function</text:span> <text:span text:style-name="T5">swap</text:span>(<text:span text:style-name="T7">i</text:span>, <text:span text:style-name="T7">j</text:span>) {</text:p>
      <text:p text:style-name="P2">[<text:span text:style-name="T7">nums</text:span>[<text:span text:style-name="T7">i</text:span>], <text:span text:style-name="T7">nums</text:span>[<text:span text:style-name="T7">j</text:span>]] = [<text:span text:style-name="T7">nums</text:span>[<text:span text:style-name="T7">j</text:span>], <text:span text:style-name="T7">nums</text:span>[<text:span text:style-name="T7">i</text:span>]];</text:p>
      <text:p text:style-name="P2">}</text:p>
      <text:p text:style-name="P4"/>
      <text:p text:style-name="P2"><text:span text:style-name="T2">function</text:span> <text:span text:style-name="T5">reverse</text:span>(<text:span text:style-name="T7">start</text:span>){</text:p>
      <text:p text:style-name="P2"><text:span text:style-name="T2">let</text:span> <text:span text:style-name="T7">end</text:span> = <text:span text:style-name="T7">n</text:span>-<text:span text:style-name="T10">1</text:span>;</text:p>
      <text:p text:style-name="P2"><text:span text:style-name="T9">while</text:span>(<text:span text:style-name="T7">start</text:span>&lt;<text:span text:style-name="T7">end</text:span>) <text:span text:style-name="T5">swap</text:span>(<text:span text:style-name="T7">start</text:span>++, <text:span text:style-name="T7">end</text:span>--);</text:p>
      <text:p text:style-name="P2">}</text:p>
      <text:p text:style-name="P2">};</text:p>
      <text:p text:style-name="P1"/>
      <text:p text:style-name="P1"/>
      <text:p text:style-name="P1"/>
      <text:p text:style-name="P1"/>
      <text:p text:style-name="P1"/>
      <text:p text:style-name="P1"/>
      <text:p text:style-name="P1">// <text:a xlink:type="simple" xlink:href="https://leetcode.com/problems/search-a-2d-matrix/" text:style-name="Internet_20_link" text:visited-style-name="Visited_20_Internet_20_Link">https://leetcode.com/problems/search-a-2d-matrix/</text:a></text:p>
      <text:p text:style-name="P1"/>
      <text:p text:style-name="P3"><text:span text:style-name="T2">var</text:span> <text:span text:style-name="T5">searchMatrix</text:span> = <text:span text:style-name="T2">function</text:span>(<text:span text:style-name="T7">matrix</text:span>, <text:span text:style-name="T7">target</text:span>) {</text:p>
      <text:p text:style-name="P2"><text:span text:style-name="T2">let</text:span> <text:span text:style-name="T7">m</text:span>=<text:span text:style-name="T7">matrix</text:span>.<text:span text:style-name="T7">length</text:span>, <text:span text:style-name="T7">n</text:span> = <text:span text:style-name="T7">matrix</text:span>[<text:span text:style-name="T10">0</text:span>].<text:span text:style-name="T7">length</text:span>;</text:p>
      <text:p text:style-name="P4"/>
      <text:p text:style-name="P2"><text:span text:style-name="T2">let</text:span> <text:span text:style-name="T7">left</text:span> = <text:span text:style-name="T10">0</text:span>, <text:span text:style-name="T7">right</text:span> = <text:span text:style-name="T7">m</text:span>-<text:span text:style-name="T10">1</text:span>;</text:p>
      <text:p text:style-name="P4"/>
      <text:p text:style-name="P2"><text:span text:style-name="T9">while</text:span> (<text:span text:style-name="T7">left</text:span> &lt; <text:span text:style-name="T7">right</text:span>) {</text:p>
      <text:p text:style-name="P2"><text:span text:style-name="T2">let</text:span> <text:span text:style-name="T7">mid</text:span> = <text:span text:style-name="T5">parseInt</text:span>((<text:span text:style-name="T7">left</text:span> + <text:span text:style-name="T7">right</text:span>) / <text:span text:style-name="T10">2</text:span>);</text:p>
      <text:p text:style-name="P2"><text:span text:style-name="T9">if</text:span> (<text:span text:style-name="T7">matrix</text:span>[<text:span text:style-name="T7">mid</text:span>][<text:span text:style-name="T7">n</text:span>-<text:span text:style-name="T10">1</text:span>] &lt; <text:span text:style-name="T7">target</text:span>) <text:span text:style-name="T7">left</text:span> = <text:span text:style-name="T7">mid</text:span> + <text:span text:style-name="T10">1</text:span>;</text:p>
      <text:p text:style-name="P2"><text:span text:style-name="T9">else</text:span> <text:span text:style-name="T7">right</text:span> = <text:span text:style-name="T7">mid</text:span>;</text:p>
      <text:p text:style-name="P2">}</text:p>
      <text:p text:style-name="P4"/>
      <text:p text:style-name="P2"><text:span text:style-name="T2">let</text:span> <text:span text:style-name="T7">row</text:span> = <text:span text:style-name="T7">left</text:span>;</text:p>
      <text:p text:style-name="P2"><text:span text:style-name="T7">left</text:span> = <text:span text:style-name="T10">0</text:span>, <text:span text:style-name="T7">right</text:span> = <text:span text:style-name="T7">n</text:span>-<text:span text:style-name="T10">1</text:span>;</text:p>
      <text:p text:style-name="P4"/>
      <text:p text:style-name="P2"><text:span text:style-name="T9">while</text:span> (<text:span text:style-name="T7">left</text:span> &lt; <text:span text:style-name="T7">right</text:span>) {</text:p>
      <text:p text:style-name="P2"><text:span text:style-name="T2">let</text:span> <text:span text:style-name="T7">mid</text:span> = <text:span text:style-name="T5">parseInt</text:span>((<text:span text:style-name="T7">left</text:span> + <text:span text:style-name="T7">right</text:span>) / <text:span text:style-name="T10">2</text:span>);</text:p>
      <text:p text:style-name="P2"><text:span text:style-name="T9">if</text:span> (<text:span text:style-name="T7">matrix</text:span>[<text:span text:style-name="T7">row</text:span>][<text:span text:style-name="T7">mid</text:span>] &lt; <text:span text:style-name="T7">target</text:span>) <text:span text:style-name="T7">left</text:span> = <text:span text:style-name="T7">mid</text:span> + <text:span text:style-name="T10">1</text:span>;</text:p>
      <text:p text:style-name="P2"><text:span text:style-name="T9">else</text:span> <text:span text:style-name="T7">right</text:span> = <text:span text:style-name="T7">mid</text:span>;</text:p>
      <text:p text:style-name="P2">}</text:p>
      <text:p text:style-name="P4"><text:soft-page-break/></text:p>
      <text:p text:style-name="P2"><text:span text:style-name="T9">if</text:span>(<text:span text:style-name="T7">matrix</text:span>[<text:span text:style-name="T7">row</text:span>][<text:span text:style-name="T7">left</text:span>] === <text:span text:style-name="T7">target</text:span>) <text:span text:style-name="T9">return</text:span> <text:span text:style-name="T2">true</text:span>;</text:p>
      <text:p text:style-name="P4"/>
      <text:p text:style-name="P2"><text:span text:style-name="T9">return</text:span> <text:span text:style-name="T2">false</text:span>;</text:p>
      <text:p text:style-name="P2">};</text:p>
      <text:p text:style-name="P1"/>
      <text:p text:style-name="P1"/>
      <text:p text:style-name="P1"/>
      <text:p text:style-name="P1"/>
      <text:p text:style-name="P1">// <text:a xlink:type="simple" xlink:href="https://leetcode.com/problems/set-matrix-zeroes/description/" text:style-name="Internet_20_link" text:visited-style-name="Visited_20_Internet_20_Link">https://leetcode.com/problems/set-matrix-zeroes/description/</text:a></text:p>
      <text:p text:style-name="P1"/>
      <text:p text:style-name="P3"><text:span text:style-name="T2">var</text:span> <text:span text:style-name="T5">setZeroes</text:span> = <text:span text:style-name="T2">function</text:span>(<text:span text:style-name="T7">matrix</text:span>) {</text:p>
      <text:p text:style-name="P2"><text:span text:style-name="T2">const</text:span> setI = <text:span text:style-name="T2">new</text:span> <text:span text:style-name="T11">Set</text:span>();</text:p>
      <text:p text:style-name="P2"><text:span text:style-name="T2">const</text:span> setJ = <text:span text:style-name="T2">new</text:span> <text:span text:style-name="T11">Set</text:span>();</text:p>
      <text:p text:style-name="P2"><text:span text:style-name="T2">const</text:span> m = <text:span text:style-name="T7">matrix</text:span>.<text:span text:style-name="T7">length</text:span>, n = <text:span text:style-name="T7">matrix</text:span>[<text:span text:style-name="T10">0</text:span>].<text:span text:style-name="T7">length</text:span>;</text:p>
      <text:p text:style-name="P4"/>
      <text:p text:style-name="P2"><text:span text:style-name="T9">for</text:span>(<text:span text:style-name="T2">let</text:span> <text:span text:style-name="T7">i</text:span>=<text:span text:style-name="T10">0</text:span>; <text:span text:style-name="T7">i</text:span>&lt;<text:span text:style-name="T7">m</text:span>; <text:span text:style-name="T7">i</text:span>++){</text:p>
      <text:p text:style-name="P2"><text:span text:style-name="T9">for</text:span>(<text:span text:style-name="T2">let</text:span> <text:span text:style-name="T7">j</text:span>=<text:span text:style-name="T10">0</text:span>; <text:span text:style-name="T7">j</text:span>&lt;<text:span text:style-name="T7">n</text:span>; <text:span text:style-name="T7">j</text:span>++){</text:p>
      <text:p text:style-name="P2"><text:span text:style-name="T9">if</text:span>(!<text:span text:style-name="T7">matrix</text:span>[<text:span text:style-name="T7">i</text:span>][<text:span text:style-name="T7">j</text:span>]) {</text:p>
      <text:p text:style-name="P2"><text:span text:style-name="T7">setI</text:span>.<text:span text:style-name="T5">add</text:span>(<text:span text:style-name="T7">i</text:span>);</text:p>
      <text:p text:style-name="P2"><text:span text:style-name="T7">setJ</text:span>.<text:span text:style-name="T5">add</text:span>(<text:span text:style-name="T7">j</text:span>);</text:p>
      <text:p text:style-name="P2">}</text:p>
      <text:p text:style-name="P2">} </text:p>
      <text:p text:style-name="P2">}</text:p>
      <text:p text:style-name="P4"/>
      <text:p text:style-name="P5">// setI.forEach(i =&gt; {</text:p>
      <text:p text:style-name="P5">// for(let j=0; j&lt;n; j++) matrix[i][j] = 0;</text:p>
      <text:p text:style-name="P5">// });</text:p>
      <text:p text:style-name="P4"/>
      <text:p text:style-name="P5">// setJ.forEach(j =&gt; {</text:p>
      <text:p text:style-name="P5">// for(let i=0; i&lt;m; i++) matrix[i][j] = 0;</text:p>
      <text:p text:style-name="P5">// });</text:p>
      <text:p text:style-name="P4"/>
      <text:p text:style-name="P2"><text:span text:style-name="T9">for</text:span>(<text:span text:style-name="T2">let</text:span> <text:span text:style-name="T7">i</text:span>=<text:span text:style-name="T10">0</text:span>; <text:span text:style-name="T7">i</text:span>&lt;<text:span text:style-name="T7">m</text:span>; <text:span text:style-name="T7">i</text:span>++){</text:p>
      <text:p text:style-name="P2"><text:span text:style-name="T9">for</text:span>(<text:span text:style-name="T2">let</text:span> <text:span text:style-name="T7">j</text:span>=<text:span text:style-name="T10">0</text:span>; <text:span text:style-name="T7">j</text:span>&lt;<text:span text:style-name="T7">n</text:span>; <text:span text:style-name="T7">j</text:span>++){</text:p>
      <text:p text:style-name="P2"><text:span text:style-name="T9">if</text:span>(<text:span text:style-name="T7">setI</text:span>.<text:span text:style-name="T5">has</text:span>(<text:span text:style-name="T7">i</text:span>) || <text:span text:style-name="T7">setJ</text:span>.<text:span text:style-name="T5">has</text:span>(<text:span text:style-name="T7">j</text:span>)) <text:span text:style-name="T7">matrix</text:span>[<text:span text:style-name="T7">i</text:span>][<text:span text:style-name="T7">j</text:span>] = <text:span text:style-name="T10">0</text:span>;</text:p>
      <text:p text:style-name="P2">} </text:p>
      <text:p text:style-name="P2">}</text:p>
      <text:p text:style-name="P2">}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9T02:06:50.753187221</meta:creation-date>
    <dc:date>2024-01-09T02:08:50.709276363</dc:date>
    <meta:editing-duration>PT1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5" meta:word-count="228" meta:character-count="1417" meta:non-whitespace-character-count="1252"/>
  </office:meta>
</office:document-meta>
</file>